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2A6C0000162A6DF312A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7" style:family="paragraph" style:parent-style-name="Text_20_body" style:master-page-name="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</style:style>
    <style:style style:name="P8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officeooo:rsid="0042ff8f"/>
    </style:style>
    <style:style style:name="T11" style:family="text">
      <style:text-properties style:font-name="Courier New" fo:font-weight="bold"/>
    </style:style>
    <style:style style:name="T12" style:family="text">
      <style:text-properties style:font-name="Courier New" fo:font-weight="bold" officeooo:rsid="0042ff8f"/>
    </style:style>
    <style:style style:name="T13" style:family="text">
      <style:text-properties fo:font-style="italic"/>
    </style:style>
    <style:style style:name="T14" style:family="text">
      <style:text-properties officeooo:rsid="0046b9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4">3</text:span><text:span text:style-name="T2">.</text:span><text:span text:style-name="T4">1.</text:span><text:span text:style-name="T5">2</text:span><text:span text:style-name="T3">.</text:span><text:span text:style-name="T1"> </text:span><text:span text:style-name="T5">Y también...</text:span></text:p>
      <text:p text:style-name="P2"/>
      <text:p text:style-name="P8"><text:bookmark text:name="docs-internal-guid-5458e8b6-3f1e-cdec-09b8-5575a0877aeb"/><text:span text:style-name="T14">En este proyecto también se representan flores,</text:span> pero con una diferencia interesante <text:span text:style-name="T14">respecto del anterior</text:span>: en lugar de representarse con dos bolitas rojas, en <text:span text:style-name="T14">é</text:span>ste las flores se representan con dos rojas y una verde. Tu trabajo es completar las definiciones de <text:span text:style-name="T11">PlantarFlor </text:span>y <text:span text:style-name="T11">hayFlor</text:span> para tener en cuenta la nueva representación. La condición que tenés que definir para saber si hay una flor está compuesta por dos partes: preguntar si hay bolitas rojas <text:span text:style-name="T13">y también</text:span> preguntar si hay una bolita verde. Como siempre, la caja de herramientas puede tener alguna nueva herramienta que te ayude con este problema. </text:p>
      <text:p text:style-name="P8"><draw:frame draw:style-name="fr1" draw:name="Image1" text:anchor-type="paragraph" svg:width="8.999cm" svg:height="4.701cm" draw:z-index="0"><draw:image xlink:href="Pictures/2000000900002A6C0000162A6DF312AD.svm" xlink:type="simple" xlink:show="embed" xlink:actuate="onLoad"/></draw:frame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1T17:30:30.600000000</dc:date>
    <meta:editing-duration>PT2H58M5S</meta:editing-duration>
    <meta:editing-cycles>47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2" meta:word-count="103" meta:character-count="635" meta:non-whitespace-character-count="533"/>
  </office:meta>
</office:document-meta>
</file>